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start" style:justify-single-word="false"/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name-asian="Times New Roman2" style:font-style-asian="italic" style:font-name-complex="Times New Roman2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3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font-name-asian="Times New Roman3" style:font-style-asian="normal" style:font-name-complex="Times New Roman3" style:font-style-complex="normal"/>
    </style:style>
    <style:style style:name="T18" style:family="text">
      <style:text-properties fo:font-style="normal" style:font-name-asian="Times New Roman2" style:font-style-asian="normal" style:font-name-complex="Times New Roman2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3.png" xlink:type="simple" xlink:show="embed" xlink:actuate="onLoad"/></draw:frame></text:p>
          </table:table-cell>
          <table:table-cell table:style-name="Table1.B1" office:value-type="string">
            <text:h text:style-name="P7" text:outline-level="1">Линейный источник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<text:span text:style-name="T1"> </text:span>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6">векторизован</text:span>, формирует значение выходного сигнала, вычисленное по формуле:</text:p>
            <text:p text:style-name="P6"><draw:frame draw:style-name="fr3" draw:name="Object12" text:anchor-type="as-char" svg:width="3.718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<draw:frame draw:style-name="fr3" draw:name="Object1" text:anchor-type="as-char" svg:width="1.236cm" svg:height="0.549cm" draw:z-index="3"><draw:object xlink:href="./Object 2" xlink:type="simple" xlink:show="embed" xlink:actuate="onLoad"/><draw:image xlink:href="./ObjectReplacements/Object 2" xlink:type="simple" xlink:show="embed" xlink:actuate="onLoad"/></draw:frame>– коэффициенты, <draw:frame draw:style-name="fr3" draw:name="Object2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ыходной сигнал,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/draw:frame>– текущее модельное время в секундах.</text:p>
            <text:p text:style-name="P5"><text:span text:style-name="T6">Свойства блока</text:span>:</text:p>
            <text:list xml:id="list3851511789903859745" text:style-name="L1">
              <text:list-item>
                <text:p text:style-name="P8">Свободный член – коэффициент<draw:frame draw:style-name="fr3" draw:name="Object10" text:anchor-type="as-char" svg:width="0.482cm" svg:height="0.549cm" draw:z-index="6"><draw:object xlink:href="./Object 5" xlink:type="simple" xlink:show="embed" xlink:actuate="onLoad"/><draw:image xlink:href="./ObjectReplacements/Object 5" xlink:type="simple" xlink:show="embed" xlink:actuate="onLoad"/></draw:frame>.</text:p>
              </text:list-item>
              <text:list-item>
                <text:p text:style-name="P8">Коэффициент при t – коэффициент<draw:frame draw:style-name="fr3" draw:name="Object13" text:anchor-type="as-char" svg:width="0.46cm" svg:height="0.549cm" draw:z-index="7"><draw:object xlink:href="./Object 6" xlink:type="simple" xlink:show="embed" xlink:actuate="onLoad"/><draw:image xlink:href="./ObjectReplacements/Object 6" xlink:type="simple" xlink:show="embed" xlink:actuate="onLoad"/></draw:frame>.</text:p>
              </text:list-item>
            </text:list>
            <text:p text:style-name="P5"><text:span text:style-name="T1">Свойства</text:span> могут быть <text:span text:style-name="T7">векторами</text:span><text:span text:style-name="T7"><draw:frame draw:style-name="fr3" draw:name="Объект2" text:anchor-type="as-char" svg:width="3.406cm" svg:height="0.684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6">и</text:span><text:span text:style-name="T16"><draw:frame draw:style-name="fr3" draw:name="Объект3" text:anchor-type="as-char" svg:width="3.337cm" svg:height="0.728cm" draw:z-index="9"><draw:object xlink:href="./Object 9" xlink:type="simple" xlink:show="embed" xlink:actuate="onLoad"/><draw:image xlink:href="./ObjectReplacements/Object 9" xlink:type="simple" xlink:show="embed" xlink:actuate="onLoad"/></draw:frame></text:span>, размерности которых должны быть одинаковы, в этом случае на выходе будет также <text:span text:style-name="T7">вектор</text:span>:</text:p>
            <text:p text:style-name="P6"><draw:frame draw:style-name="fr3" draw:name="Объект1" text:anchor-type="as-char" svg:width="5.112cm" svg:height="1.286cm" draw:z-index="1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5">Примеры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">Числовое</text:span><text:span text:style-name="T1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10">t</text:span>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6">Именованное</text:span><text:span text:style-name="T19"> задание </text:span><text:span text:style-name="T3">свойств</text:span><text:span text:style-name="T1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a1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10">t</text:span></text:p>
                </table:table-cell>
                <table:table-cell table:style-name="Таблица1.B3" office:value-type="string">
                  <text:p text:style-name="P5">[b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6">Смешанное</text:span><text:span text:style-name="T19"> задание </text:span><text:span text:style-name="T3">свойств</text:span><text:span text:style-name="T1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<text:soft-page-break/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a1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10">t</text:span>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6">Векторное</text:span><text:span text:style-name="T19"> задание </text:span><text:span text:style-name="T3">свойств</text:span><text:span text:style-name="T1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<text:span text:style-name="T1">1,1,4,2</text:span>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10">t</text:span></text:p>
                </table:table-cell>
                <table:table-cell table:style-name="Таблица1.B3" office:value-type="string">
                  <text:p text:style-name="P5">[<text:span text:style-name="T1">2,3,</text:span>b3<text:span text:style-name="T1">,</text:span>b4]</text:p>
                </table:table-cell>
              </table:table-row>
            </table:table>
            <text:p text:style-name="P5"><text:span text:style-name="T6">Примечани</text:span><text:span text:style-name="T2">я</text:span>:</text:p>
            <text:list xml:id="list8452498971170020421" text:style-name="L2">
              <text:list-item>
                <text:p text:style-name="P9"><text:span text:style-name="T1">По умолчанию блок </text:span>формирует <text:span text:style-name="T8">скалярный</text:span> выходной сигнал.</text:p>
              </text:list-item>
              <text:list-item>
                <text:p text:style-name="P9"><text:span text:style-name="T11">Именованные свойства </text:span><text:span text:style-name="T4">могут быть заданы </text:span><text:span text:style-name="T11">как </text:span><text:span text:style-name="T14">локальные</text:span><text:span text:style-name="T11"> переменные модели (субмодели) во вкладке </text:span><text:span text:style-name="T14">Параметры,</text:span><text:span text:style-name="T11"> как </text:span><text:span text:style-name="T14">глобальные</text:span><text:span text:style-name="T11"> сигналы проекта при помощи пункта главного меню </text:span><text:span text:style-name="T5">Сервис</text:span><text:span text:style-name="T11"> </text:span><text:span text:style-name="T12">→</text:span><text:span text:style-name="T13"> </text:span><text:span text:style-name="T15">Сигналы,</text:span><text:span text:style-name="T11"> </text:span><text:span text:style-name="T4">или как </text:span><text:span text:style-name="T5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Задание_20_свойств" style:display-name="Задание свойств" style:family="paragraph" style:next-style-name="Text_20_body">
      <style:text-properties style:font-name="Arial1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ый источник</dc:title>
    <dc:date>2014-11-29T00:56:06.33</dc:date>
    <meta:generator>OpenOffice/4.1.1$Win32 OpenOffice.org_project/411m6$Build-9775</meta:generator>
    <meta:editing-duration>PT4H4M47S</meta:editing-duration>
    <meta:editing-cycles>78</meta:editing-cycles>
    <meta:document-statistic meta:table-count="2" meta:image-count="2" meta:object-count="9" meta:page-count="2" meta:paragraph-count="46" meta:word-count="166" meta:character-count="112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a</mi>
      </mrow>
      <mrow>
        <mi/>
        <mo stretchy="false">+</mo>
        <mi/>
      </mrow>
      <mi>b</mi>
      <mrow>
        <mi/>
        <mo stretchy="false">⋅</mo>
        <mi/>
      </mrow>
      <mi>t</mi>
    </mrow>
    <annotation encoding="StarMath 5.0">y(t) = a ~+~ b ~cdot~ t
</annotation>
  </semantics>
</math>
</file>

<file path=Object 2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ver accent="true">
                  <mrow>
                    <mi>a</mi>
                  </mrow>
                  <mo stretchy="false">⃗</mo>
                </mover>
                <mo stretchy="false">+</mo>
                <mrow>
                  <mover accent="true">
                    <mrow>
                      <mi>b</mi>
                    </mrow>
                    <mo stretchy="false">⃗</mo>
                  </mover>
                  <mo stretchy="false">⋅</mo>
                  <mi>t</mi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sub>
                  <mi>a</mi>
                  <mi>i</mi>
                </msub>
                <mo stretchy="false">+</mo>
                <mrow>
                  <msub>
                    <mi>b</mi>
                    <mi>i</mi>
                  </msub>
                  <mo stretchy="false">⋅</mo>
                  <mi>t</mi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 + vec{b} cdot t, ~или
newline
y_i(t) = a_i + b_i cdot t, ~ i = 1...n.
</annotation>
  </semantics>
</math>
</file>

<file path=Object 8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sub>
              <mi>a</mi>
              <mi>n</mi>
            </msub>
          </mrow>
        </mfenced>
      </mrow>
    </mrow>
    <annotation encoding="StarMath 5.0">vec {a}=left [
a_1 , a_2 , ... a_n
right ] </annotation>
  </semantics>
</math>
</file>

<file path=Object 9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n>1</mn>
            </msub>
            <mi>,</mi>
            <msub>
              <mi>b</mi>
              <mn>2</mn>
            </msub>
            <mi>,</mi>
            <mn>...</mn>
            <msub>
              <mi>b</mi>
              <mi>n</mi>
            </msub>
          </mrow>
        </mfenced>
      </mrow>
    </mrow>
    <annotation encoding="StarMath 5.0">vec {b}=left [
b_1 , b_2 , ... b_n
right ]</annotation>
  </semantics>
</math>
</file>